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Heading_20_2">
      <style:paragraph-properties fo:margin-top="0cm" fo:margin-bottom="0.499cm" style:contextual-spacing="false"/>
      <style:text-properties officeooo:rsid="0008e65b" officeooo:paragraph-rsid="0008e65b"/>
    </style:style>
    <style:style style:name="P2" style:family="paragraph" style:parent-style-name="Preformatted_20_Text">
      <style:paragraph-properties fo:margin-top="0cm" fo:margin-bottom="0.499cm" style:contextual-spacing="false"/>
      <style:text-properties officeooo:rsid="0008e65b" officeooo:paragraph-rsid="0008e65b"/>
    </style:style>
    <style:style style:name="P3" style:family="paragraph" style:parent-style-name="Text_20_body">
      <style:paragraph-properties fo:margin-top="0cm" fo:margin-bottom="0.499cm" style:contextual-spacing="false"/>
      <style:text-properties officeooo:rsid="0008e65b" officeooo:paragraph-rsid="0008e65b"/>
    </style:style>
    <style:style style:name="P4" style:family="paragraph" style:parent-style-name="Heading_20_2">
      <style:paragraph-properties fo:margin-top="0cm" fo:margin-bottom="0.499cm" style:contextual-spacing="false"/>
      <style:text-properties officeooo:rsid="0009d2bd" officeooo:paragraph-rsid="0009d2bd"/>
    </style:style>
    <style:style style:name="P5" style:family="paragraph" style:parent-style-name="Preformatted_20_Text">
      <style:paragraph-properties fo:margin-top="0cm" fo:margin-bottom="0.499cm" style:contextual-spacing="false"/>
      <style:text-properties officeooo:rsid="0009d2bd" officeooo:paragraph-rsid="0009d2bd"/>
    </style:style>
    <style:style style:name="P6" style:family="paragraph" style:parent-style-name="Text_20_body">
      <style:paragraph-properties fo:margin-top="0cm" fo:margin-bottom="0.499cm" style:contextual-spacing="false"/>
      <style:text-properties officeooo:rsid="0009d2bd" officeooo:paragraph-rsid="0009d2bd"/>
    </style:style>
    <style:style style:name="P7" style:family="paragraph" style:parent-style-name="Preformatted_20_Text">
      <style:paragraph-properties fo:margin-top="0cm" fo:margin-bottom="0.499cm" style:contextual-spacing="false"/>
      <style:text-properties officeooo:paragraph-rsid="0009d2bd"/>
    </style:style>
    <style:style style:name="P8" style:family="paragraph" style:parent-style-name="Heading_20_2">
      <style:text-properties officeooo:rsid="000d7b63" officeooo:paragraph-rsid="000d7b63"/>
    </style:style>
    <style:style style:name="P9" style:family="paragraph" style:parent-style-name="Preformatted_20_Text">
      <style:paragraph-properties fo:margin-top="0cm" fo:margin-bottom="0.499cm" style:contextual-spacing="false"/>
      <style:text-properties officeooo:rsid="000d7b63" officeooo:paragraph-rsid="000d7b63"/>
    </style:style>
    <style:style style:name="P10" style:family="paragraph" style:parent-style-name="Preformatted_20_Text">
      <style:paragraph-properties fo:margin-top="0cm" fo:margin-bottom="0.499cm" style:contextual-spacing="false"/>
    </style:style>
    <style:style style:name="P11" style:family="paragraph" style:parent-style-name="Text_20_body">
      <style:paragraph-properties fo:margin-top="0cm" fo:margin-bottom="0.499cm" style:contextual-spacing="false"/>
    </style:style>
    <style:style style:name="P12" style:family="paragraph" style:parent-style-name="Text_20_body">
      <style:paragraph-properties fo:margin-top="0cm" fo:margin-bottom="0.499cm" style:contextual-spacing="false"/>
      <style:text-properties officeooo:rsid="000963c3" officeooo:paragraph-rsid="000963c3"/>
    </style:style>
    <style:style style:name="P13" style:family="paragraph" style:parent-style-name="Heading_20_2">
      <style:paragraph-properties fo:margin-top="0cm" fo:margin-bottom="0.499cm" style:contextual-spacing="false"/>
      <style:text-properties officeooo:rsid="0009d2bd" officeooo:paragraph-rsid="0009d2bd"/>
    </style:style>
    <style:style style:name="P14" style:family="paragraph" style:parent-style-name="Preformatted_20_Text">
      <style:paragraph-properties fo:margin-top="0cm" fo:margin-bottom="0.499cm" style:contextual-spacing="false"/>
      <style:text-properties officeooo:rsid="000e3198" officeooo:paragraph-rsid="000e3198"/>
    </style:style>
    <style:style style:name="P15" style:family="paragraph" style:parent-style-name="Preformatted_20_Text">
      <style:paragraph-properties fo:margin-top="0cm" fo:margin-bottom="0.499cm" style:contextual-spacing="false"/>
      <style:text-properties fo:font-style="normal" officeooo:rsid="000e3198" officeooo:paragraph-rsid="000e3198" style:font-style-asian="normal" style:font-style-complex="normal"/>
    </style:style>
    <style:style style:name="P16" style:family="paragraph" style:parent-style-name="Preformatted_20_Text">
      <style:paragraph-properties fo:margin-top="0cm" fo:margin-bottom="0.499cm" style:contextual-spacing="false"/>
      <style:text-properties fo:font-style="normal" fo:font-weight="bold" officeooo:rsid="000e3198" officeooo:paragraph-rsid="000e3198" style:font-style-asian="normal" style:font-weight-asian="bold" style:font-style-complex="normal" style:font-weight-complex="bold"/>
    </style:style>
    <style:style style:name="P17" style:family="paragraph" style:parent-style-name="Preformatted_20_Text">
      <style:paragraph-properties fo:margin-top="0cm" fo:margin-bottom="0.499cm" style:contextual-spacing="false"/>
      <style:text-properties fo:font-style="normal" fo:font-weight="bold" officeooo:rsid="000e3198" officeooo:paragraph-rsid="000e5bb6" style:font-style-asian="normal" style:font-weight-asian="bold" style:font-style-complex="normal" style:font-weight-complex="bold"/>
    </style:style>
    <style:style style:name="P18" style:family="paragraph" style:parent-style-name="Preformatted_20_Text">
      <style:paragraph-properties fo:margin-top="0cm" fo:margin-bottom="0.499cm" style:contextual-spacing="false"/>
      <style:text-properties fo:font-style="normal" fo:font-weight="bold" officeooo:rsid="000e5bb6" officeooo:paragraph-rsid="000e5bb6" style:font-style-asian="normal" style:font-weight-asian="bold" style:font-style-complex="normal" style:font-weight-complex="bold"/>
    </style:style>
    <style:style style:name="P19" style:family="paragraph" style:parent-style-name="Preformatted_20_Text">
      <style:paragraph-properties fo:margin-top="0cm" fo:margin-bottom="0.499cm" style:contextual-spacing="false"/>
      <style:text-properties fo:font-style="normal" fo:font-weight="normal" officeooo:rsid="000e5bb6" officeooo:paragraph-rsid="000e5bb6" style:font-style-asian="normal" style:font-weight-asian="normal" style:font-style-complex="normal" style:font-weight-complex="normal"/>
    </style:style>
    <style:style style:name="P20" style:family="paragraph" style:parent-style-name="Preformatted_20_Text">
      <style:paragraph-properties fo:margin-top="0cm" fo:margin-bottom="0.499cm" style:contextual-spacing="false"/>
      <style:text-properties fo:font-weight="bold" officeooo:rsid="000e3198" officeooo:paragraph-rsid="000e3198" style:font-weight-asian="bold" style:font-weight-complex="bold"/>
    </style:style>
    <style:style style:name="P21" style:family="paragraph" style:parent-style-name="Preformatted_20_Text">
      <style:paragraph-properties fo:margin-top="0cm" fo:margin-bottom="0.499cm" style:contextual-spacing="false"/>
      <style:text-properties fo:font-weight="bold" style:font-weight-asian="bold" style:font-weight-complex="bold"/>
    </style:style>
    <style:style style:name="P22" style:family="paragraph" style:parent-style-name="Standard">
      <style:text-properties officeooo:rsid="000e3198" officeooo:paragraph-rsid="000e3198"/>
    </style:style>
    <style:style style:name="P23" style:family="paragraph" style:parent-style-name="Standard">
      <style:text-properties fo:font-weight="bold" officeooo:rsid="000e3198" officeooo:paragraph-rsid="000e3198" style:font-weight-asian="bold" style:font-weight-complex="bold"/>
    </style:style>
    <style:style style:name="P24" style:family="paragraph" style:parent-style-name="Standard">
      <style:text-properties officeooo:rsid="000e5bb6" officeooo:paragraph-rsid="000e5bb6"/>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paragraph-properties fo:margin-top="0cm" fo:margin-bottom="0.499cm" style:contextual-spacing="false"/>
      <style:text-properties officeooo:rsid="000963c3" officeooo:paragraph-rsid="000963c3"/>
    </style:style>
    <style:style style:name="T1" style:family="text">
      <style:text-properties style:font-name="monospace" fo:font-weight="bold"/>
    </style:style>
    <style:style style:name="T2" style:family="text">
      <style:text-properties officeooo:rsid="0008e65b"/>
    </style:style>
    <style:style style:name="T3" style:family="text">
      <style:text-properties officeooo:rsid="000963c3"/>
    </style:style>
    <style:style style:name="T4" style:family="text">
      <style:text-properties fo:font-style="normal" style:font-style-asian="normal" style:font-style-complex="normal"/>
    </style:style>
    <style:style style:name="T5" style:family="text">
      <style:text-properties officeooo:rsid="0009d2bd"/>
    </style:style>
    <style:style style:name="T6" style:family="text">
      <style:text-properties style:font-name="Liberation Mono" fo:font-size="10pt" style:font-name-asian="Noto Sans Mono CJK SC" style:font-size-asian="10pt" style:font-name-complex="Liberation Mono" style:font-size-complex="10pt"/>
    </style:style>
    <style:style style:name="T7" style:family="text">
      <style:text-properties style:font-name="Liberation Mono" fo:font-size="10pt" officeooo:rsid="0009d2bd" style:font-name-asian="Noto Sans Mono CJK SC" style:font-size-asian="10pt" style:font-name-complex="Liberation Mono" style:font-size-complex="10pt"/>
    </style:style>
    <style:style style:name="T8" style:family="text">
      <style:text-properties style:font-name="Liberation Mono" fo:font-size="10pt" officeooo:rsid="000e3198" style:font-name-asian="Noto Sans Mono CJK SC" style:font-size-asian="10pt" style:font-name-complex="Liberation Mono" style:font-size-complex="10pt"/>
    </style:style>
    <style:style style:name="T9" style:family="text">
      <style:text-properties style:font-name="Liberation Mono" fo:font-size="10pt" officeooo:rsid="000e5bb6" style:font-name-asian="Noto Sans Mono CJK SC" style:font-size-asian="10pt" style:font-name-complex="Liberation Mono" style:font-size-complex="10pt"/>
    </style:style>
    <style:style style:name="T10" style:family="text">
      <style:text-properties style:font-name="Liberation Mono" fo:font-size="10pt" fo:font-style="italic" style:font-name-asian="Noto Sans Mono CJK SC" style:font-size-asian="10pt" style:font-style-asian="italic" style:font-name-complex="Liberation Mono" style:font-size-complex="10pt" style:font-style-complex="italic"/>
    </style:style>
    <style:style style:name="T11" style:family="text">
      <style:text-properties style:font-name="Liberation Mono" fo:font-size="10pt" fo:font-style="normal" style:font-name-asian="Noto Sans Mono CJK SC" style:font-size-asian="10pt" style:font-style-asian="normal" style:font-name-complex="Liberation Mono" style:font-size-complex="10pt" style:font-style-complex="normal"/>
    </style:style>
    <style:style style:name="T12" style:family="text">
      <style:text-properties officeooo:rsid="000badd6"/>
    </style:style>
    <style:style style:name="T13" style:family="text">
      <style:text-properties officeooo:rsid="000e3198"/>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RAID 5 en Linux</text:h>
      <text:h text:style-name="Heading_20_2" text:outline-level="2">Comprobar que los discos están accesibles</text:h>
      <text:p text:style-name="Text_20_body">Después de resolver la parte física, iniciaremos el sistema y nos aseguraremos de que los discos se han detectado correctamente. Algo tan sencillo como abrir una ventana de terminal y ejecutar el siguiente comando, que nos aporta información sobre los dispositivos de almacenamiento de bloques disponibles:</text:p>
      <text:p text:style-name="P10"><text:span text:style-name="T2">$ </text:span>lsblk</text:p>
      <text:p text:style-name="P2">Comprobamos que aparecen tres disco de 1GB. Y son sdc, sdd y sde</text:p>
      <text:h text:style-name="P1" text:outline-level="2">Instalar la herramienta de administración de RAID</text:h>
      <text:p text:style-name="Text_20_body">Si la detección ha sido correcta, estaremos listos para comenzar, aunque deberemos instalar <text:span text:style-name="Emphasis">mdadm</text:span> (<text:span text:style-name="Strong_20_Emphasis">m</text:span>ultiple <text:span text:style-name="Strong_20_Emphasis">d</text:span>evice <text:span text:style-name="Strong_20_Emphasis">adm</text:span>inistrator), que es la herramienta que nos permitirá configurar y administrar dispositivos <text:span text:style-name="Emphasis">RAID</text:span> en <text:span text:style-name="Emphasis">Ubuntu</text:span>.</text:p>
      <text:p text:style-name="Text_20_body">El paquete <text:span text:style-name="Emphasis">mdadm</text:span> tiene algunas dependencias, pero las resolveremos todas escribiendo la siguiente orden en la terminal:</text:p>
      <text:p text:style-name="P2">$ sudo apt install mdadm</text:p>
      <text:h text:style-name="P1" text:outline-level="2">Crear particiones para los discos</text:h>
      <text:p text:style-name="Text_20_body">El siguiente paso consistirá en crear una partición para cada uno de los discos implicados. En cada disco, la partición ocupará todo el espacio disponible.</text:p>
      <text:p text:style-name="Text_20_body">Para lograrlo, usaremos el comando <text:span text:style-name="Emphasis">fdisk</text:span> con privilegios de administración:</text:p>
      <text:p text:style-name="P2">$ sudo fdisk /dev/sdc</text:p>
      <text:p text:style-name="P3">El comando <text:span text:style-name="Emphasis">fdisk</text:span> actúa de forma interactiva, por lo que nos irá pidiendo información y nosotros deberemos ir completándola. Vayamos paso a paso:</text:p>
      <text:list xml:id="list3406098428" text:style-name="L1">
        <text:list-item>
          <text:p text:style-name="P25">La primera vez que nos pide una orden, pulsamos la tecla <text:span text:style-name="T1">n</text:span>, que significa que queremos crear una nueva partición.</text:p>
        </text:list-item>
        <text:list-item>
          <text:p text:style-name="P25">A continuación, deberemos indicar que la partición es primaria. Por lo tanto, siguiendo las indicaciones del propio comando, pulsaremos la tecla <text:span text:style-name="T1">p</text:span>.</text:p>
        </text:list-item>
        <text:list-item>
          <text:p text:style-name="P25">Indicaremos que se trata de la primera partición del dispositivo, para lo que pulsaremos la tecla <text:span text:style-name="T1">1</text:span>.</text:p>
        </text:list-item>
        <text:list-item>
          <text:p text:style-name="P25">Después, deberemos indicar dónde comienza la partición (primer sector) y dónde termina (último sector). Como queremos ocupar todo el dispositivo, dejamos los valores predeterminados. Es decir, nos limitamos a pulsar la tecla <text:span text:style-name="T1">Intro</text:span> dos veces.</text:p>
        </text:list-item>
      </text:list>
      <text:p text:style-name="Text_20_body">Con esto habremos definido la partición, pero, antes de dar por concluido el trabajo de <text:span text:style-name="Emphasis">fdisk</text:span>, debemos indicar el tipo de partición del que se trata:</text:p>
      <text:list xml:id="list3283084947" text:style-name="L2">
        <text:list-item>
          <text:p text:style-name="P26"><text:soft-page-break/>Como respuesta a la siguiente solicitud de una orden, pulsamos la tecla <text:span text:style-name="T1">t</text:span>, para indicar que queremos establecer el tipo de partición.</text:p>
        </text:list-item>
        <text:list-item>
          <text:p text:style-name="P26">A continuación, deberíamos indicar el número de la partición sobre la que actuaremos, pero como solo existe una, el comando asume automáticamente el valor <text:span text:style-name="T1">1</text:span>.</text:p>
        </text:list-item>
        <text:list-item>
          <text:p text:style-name="P26">Por último, escribimos las letras <text:span text:style-name="T1">fd</text:span>, que indican que se trata de una partición <text:span text:style-name="Emphasis">RAID</text:span>.</text:p>
        </text:list-item>
      </text:list>
      <text:p text:style-name="P2">A continuación, usamos la orden <text:span text:style-name="T1">p</text:span>, para conseguir que <text:span text:style-name="Emphasis">fdisk</text:span> nos muestre un resumen de lo que acabamos de hacer y, si todo es correcto, escribimos la orden <text:span text:style-name="T1">w</text:span>, para guardar los cambios.</text:p>
      <text:p text:style-name="P2">Para continuar, aplicaremos los mismos cambios sobre la segunda <text:span text:style-name="T3">y tercera </text:span>unidad de disco, <text:span text:style-name="T3">ejecutamos fdisk cambiando sdc por sdd y sde y ejecutamos los pasos 1, 2 y 3 de la parte de fdisk. </text:span></text:p>
      <text:p text:style-name="P3">Después de esto, puedes volver a utilizar <text:span text:style-name="Emphasis">lsblk</text:span> para comprobar la nueva estructura:</text:p>
      <text:p text:style-name="P10"><text:span text:style-name="T3">$ </text:span>lsblk -fm</text:p>
      <text:h text:style-name="P1" text:outline-level="2">Crear el nuevo volumen RAID 5</text:h>
      <text:p text:style-name="Text_20_body">Si todo lo anterior es correcto, estaremos listos para crear el nuevo volumen <text:span text:style-name="Emphasis">RAID-5</text:span>. Lo conseguiremos usando el siguiente comando:</text:p>
      <text:p text:style-name="P10"><text:span text:style-name="T3">$ </text:span>sudo mdadm -C /dev/md0 -l raid5 -n 3 /dev/sd[<text:span text:style-name="T3">c</text:span>-<text:span text:style-name="T13">e</text:span>]1</text:p>
      <text:p text:style-name="P10">Donde el argumento <text:span text:style-name="T1">-C</text:span> significa crear y va seguido del archivo de dispositivo que utilizará. El argumento <text:span text:style-name="T1">-l</text:span> indica el nivel, que en este caso debe ser <text:span text:style-name="T1">raid5</text:span> (o <text:span text:style-name="T1">striping with distributed parity</text:span>), pero para otros niveles RAID usaremos <text:span text:style-name="T1">raid0</text:span>, <text:span text:style-name="T1">raid1</text:span>, <text:span text:style-name="T1">raid4</text:span>, etc. El argumento <text:span text:style-name="T1">-n</text:span> indica el número de dispositivos implicados. Y al final de la línea, debemos identificar dichos dispositivos.</text:p>
      <text:p text:style-name="P12">Esperamos y el sistema nos devolverá algo similar a esto:</text:p>
      <text:p text:style-name="P12">mdadm: array <text:span text:style-name="T4">/dev/md0 started</text:span></text:p>
      <text:p text:style-name="P11">Para asegurarnos de que todo es correcto, escribimos el siguiente comando.</text:p>
      <text:p text:style-name="P10">sudo mdadm --detail /dev/md0</text:p>
      <text:h text:style-name="P4" text:outline-level="2">Formatear el nuevo volumen</text:h>
      <text:p text:style-name="Text_20_body">Aunque ya casi hemos terminado, aún falta un detalle importante: darle formato al volumen.</text:p>
      <text:p text:style-name="Text_20_body">Como pretendemos utilizar el sistema de archivos <text:span text:style-name="Emphasis">ext4</text:span>, usaremos el comando <text:span text:style-name="Emphasis">mkfs.ext4</text:span>:</text:p>
      <text:p text:style-name="P10">sudo mkfs.ext4 /dev/md0</text:p>
      <text:h text:style-name="P4" text:outline-level="2">Usar el Raid</text:h>
      <text:p text:style-name="P7"><text:span text:style-name="T5">S</text:span><text:span text:style-name="T7">o</text:span>lo tendrás que abrir el explorador de archivos y, en el panel izquierdo, elegir <text:span text:style-name="Emphasis">Otras ubicaciones</text:span>. Verás que, en el panel derecho, aparece ya el nuevo volumen, con una capacidad equivalente a dos de los discos implicados. No <text:soft-page-break/>olvides que un tercio de la capacidad se utilizará para la información de paridad..</text:p>
      <text:h text:style-name="P4" text:outline-level="2">Cambiar los permisos del nuevo volumen</text:h>
      <text:p text:style-name="Text_20_body">Con el paso anterior, podemos pensar que ya hemos terminado la tarea, pero aún queda un pequeño problema que debemos solventar: el propietario actual del dispositivo es <text:span text:style-name="Emphasis">root</text:span> y solo él puede crear nuevos archivos en su interior.</text:p>
      <text:p text:style-name="Text_20_body">Para solucionarlo, solo tenemos que cambiar los permisos sobre su carpeta de montaje. Algo que podríamos hacer desde la terminal, pero que resultará más sencillo si utilizamos la interfaz gráfica. Por ello, comenzaremos por abrir el <text:span text:style-name="Emphasis">explorador de archivos</text:span>, con privilegios de administrador, en la carpeta donde se habrá montado el dispositivo:</text:p>
      <text:p text:style-name="P21"><text:span text:style-name="T5">$ </text:span>sudo nautilus /media/<text:span text:style-name="T5">alumno</text:span></text:p>
      <text:p text:style-name="Text_20_body">Recuerda cambiar la palabra <text:span text:style-name="Emphasis">usuario</text:span> por el nombre de la cuenta que estés usando en tu equipo.</text:p>
      <text:p text:style-name="P6">Cuando se abra la ventana del explorador de archivos, comprobaremos que en su interior aparece la carpeta que el sistema ha utilizado para montar el nuevo volumen.</text:p>
      <text:p text:style-name="Text_20_body">Hacemos clic sobre ella, con el botón derecho del ratón.</text:p>
      <text:p text:style-name="P5">Una vez que se abra la ventana <text:span text:style-name="Emphasis">Propiedades</text:span> de la carpeta, hacemos clic sobre la solapa <text:span text:style-name="Emphasis">Permisos</text:span>.<text:span text:style-name="T12">Asignamos los permisos que creamos necesarios.</text:span></text:p>
      <text:p text:style-name="P5">Una vez conseguido, estaremos listos para cerrar todas las ventanas y utilizar el nuevo volumen con normalidad.</text:p>
      <text:p text:style-name="P9">Tambi<text:span text:style-name="T6">én podemos agregar el RAID a /</text:span><text:span text:style-name="T10">etc</text:span><text:span text:style-name="T11">/fstab y montar la unidad donde prefiramos.</text:span></text:p>
      <text:h text:style-name="Heading_20_2" text:outline-level="2">ANEXO: añadir un disco como spare para tenerlo de retén en caso de fallo.</text:h>
      <text:p text:style-name="P14">Añadimos un disco duro de 1 GB. De la misma manera que añadimos los tres primeros en los puntos anteriores. </text:p>
      <text:p text:style-name="P14">Nos aseguramos que el Array de discos est<text:span text:style-name="T6">á funcionando:</text:span></text:p>
      <text:p text:style-name="P20"><text:span text:style-name="T6">$ sudo mdadm --detai</text:span><text:span text:style-name="T11">l /dev/md127</text:span></text:p>
      <text:p text:style-name="P15"><text:span text:style-name="T6">Nos fijamos en la parte inferior que los discos están en modo sync. En la parte superior observamos que el array md127 está limpio (clear)</text:span></text:p>
      <text:p text:style-name="P15"><text:span text:style-name="T6">vamos a marcar el disco sde1 como defectuoso, ejecutamos el comando:</text:span></text:p>
      <text:p text:style-name="P16"><text:span text:style-name="T6">$ sudo mdadm --manage <text:s/>-f /dev/md127 /dev/sde1 </text:span></text:p>
      <text:p text:style-name="P22">Acto seguido volvemos a ejecutar:</text:p>
      <text:p text:style-name="P22"/>
      <text:p text:style-name="P23">$ <text:span text:style-name="T6">sudo mdadm --detai</text:span><text:span text:style-name="T11">l /dev/md127</text:span></text:p>
      <text:p text:style-name="P22"><text:span text:style-name="T11"/></text:p>
      <text:p text:style-name="P22"><text:soft-page-break/><text:span text:style-name="T11">Observamos como la partición sde1 ha quedado fuera del array marcada como faulty y el disco que teníamos como spare ha entrado en el array y se está sincronizando. </text:span></text:p>
      <text:p text:style-name="P22"><text:span text:style-name="T11"/></text:p>
      <text:p text:style-name="P24"><text:span text:style-name="T11">Podemos extraer la unidad dañada del array con el siguiente comando:</text:span></text:p>
      <text:p text:style-name="P24"><text:span text:style-name="T11"/></text:p>
      <text:p text:style-name="P17"><text:span text:style-name="T6">$ sudo mdadm --manage <text:s/>--</text:span><text:span text:style-name="T9">remove</text:span><text:span text:style-name="T6"> /dev/md127 /dev/sde1 </text:span></text:p>
      <text:p text:style-name="P19"><text:span text:style-name="T6">Ahora podemos proceder a desmontar la unidad y comprobarla. OJO: no tenemos unidad spare, si hay otro error no se podrá regenerar automáticamente el array.</text:span></text:p>
      <text:h text:style-name="Heading_20_1" text:outline-level="1">¿Qué hacer si el array después de un fallo se ha detenido?</text:h>
      <text:p text:style-name="P22"><text:span text:style-name="T11">Lo podemos re-arrancar con el siguiente comando:</text:span></text:p>
      <text:p text:style-name="P22"><text:span text:style-name="T11"/></text:p>
      <text:p text:style-name="P16"><text:span text:style-name="T6">$ sudo mdadm --manage <text:s/>--run /dev/md127 <text:s/></text:span></text:p>
      <text:p text:style-name="P19"><text:span text:style-name="T6">Realmente un array sólo parará si se encuentra en modo “parcialmente construido” (Partially built) es decir, ha dado error y no ha tenido modo de recuperarse del error.</text:span></text:p>
      <text:p text:style-name="P19"><text:span text:style-name="T6">Al iniciarlo en modo parcial, el rendimiento del array cae drásticamente. </text:span></text:p>
      <text:h text:style-name="Heading_20_1" text:outline-level="1">Reemplazar un disco funcional con otro que está en modo spare:</text:h>
      <text:p text:style-name="P19"><text:span text:style-name="T6">Ejecutaremos el siguiente comando:</text:span></text:p>
      <text:p text:style-name="P17"><text:span text:style-name="T6">$ sudo mdadm --manage <text:s/>--</text:span><text:span text:style-name="T9">replace</text:span><text:span text:style-name="T6"> /dev/md127 /dev/sde1 </text:span></text:p>
      <text:p text:style-name="P19"><text:span text:style-name="T6">si tenemos varias unidades spare y queremos usar una de ellas:</text:span></text:p>
      <text:p text:style-name="P17"><text:span text:style-name="T6">$ sudo mdadm --manage <text:s/>--</text:span><text:span text:style-name="T9">replace</text:span><text:span text:style-name="T6"> /dev/md127 --</text:span><text:span text:style-name="T9">with </text:span><text:span text:style-name="T6">/dev/sd</text:span><text:span text:style-name="T9">xx</text:span></text:p>
      <text:p text:style-name="P19"><text:span text:style-name="T6">Si queremos usar el array en modo lectura:</text:span></text:p>
      <text:p text:style-name="P17"><text:span text:style-name="T6">$ sudo mdadm --manage <text:s/>-</text:span><text:span text:style-name="T9">o</text:span><text:span text:style-name="T6"> /dev/md127 </text:span></text:p>
      <text:p text:style-name="P19"><text:span text:style-name="T6">Para volver a modo lectura/escritura:</text:span></text:p>
      <text:p text:style-name="P17"><text:span text:style-name="T6">$ sudo mdadm --manage <text:s/>-</text:span><text:span text:style-name="T9">w</text:span><text:span text:style-name="T6"> /dev/md127 </text:span></text:p>
      <text:h text:style-name="Heading_20_2" text:outline-level="2">Para destruir el array y liberar los discos:</text:h>
      <text:p text:style-name="Text_20_body"/>
      <text:p text:style-name="P18"><text:span text:style-name="T8">$ sudo mdadm --manage <text:s/>--</text:span><text:span text:style-name="T6">stop</text:span><text:span text:style-name="T8"> /dev/md127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8:27:55.968394903</meta:creation-date>
    <dc:date>2022-11-13T20:44:46.234109459</dc:date>
    <meta:editing-duration>PT25M19S</meta:editing-duration>
    <meta:editing-cycles>2</meta:editing-cycles>
    <meta:generator>LibreOffice/7.3.6.2$Linux_X86_64 LibreOffice_project/30$Build-2</meta:generator>
    <meta:document-statistic meta:table-count="0" meta:image-count="0" meta:object-count="0" meta:page-count="4" meta:paragraph-count="79" meta:word-count="1226" meta:character-count="7422" meta:non-whitespace-character-count="6279"/>
  </office:meta>
</office:document-meta>
</file>